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alonnage_mesure" table:style-name="ta1">
        <table:shapes>
          <draw:frame draw:z-index="0" draw:style-name="gr1" draw:text-style-name="P1" svg:width="15.989cm" svg:height="9.004cm" svg:x="8.752cm" svg:y="3.559cm">
            <draw:object draw:notify-on-update-of-ranges="etalonnage_mesure.B1:etalonnage_mesure.B1 etalonnage_mesure.B2:etalonnage_mesure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DTSC-cyc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1577" calcext:value-type="float">
            <text:p>14001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84184" calcext:value-type="float">
            <text:p>29484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86706" calcext:value-type="float">
            <text:p>42186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563848" calcext:value-type="float">
            <text:p>54563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894220" calcext:value-type="float">
            <text:p>67894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537262" calcext:value-type="float">
            <text:p>845372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787152" calcext:value-type="float">
            <text:p>96787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206409" calcext:value-type="float">
            <text:p>110206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219985" calcext:value-type="float">
            <text:p>123219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269034" calcext:value-type="float">
            <text:p>141269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51185" calcext:value-type="float">
            <text:p>153751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445326" calcext:value-type="float">
            <text:p>166445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787726" calcext:value-type="float">
            <text:p>178787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515600" calcext:value-type="float">
            <text:p>1965156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1089289" calcext:value-type="float">
            <text:p>2110892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121345" calcext:value-type="float">
            <text:p>225121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710948" calcext:value-type="float">
            <text:p>2387109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1804042" calcext:value-type="float">
            <text:p>2518040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9823917" calcext:value-type="float">
            <text:p>2698239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3921165" calcext:value-type="float">
            <text:p>2839211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7570131" calcext:value-type="float">
            <text:p>2975701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0930373" calcext:value-type="float">
            <text:p>3109303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5172766" calcext:value-type="float">
            <text:p>3251727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0910341" calcext:value-type="float">
            <text:p>3409103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5882867" calcext:value-type="float">
            <text:p>3558828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9425316" calcext:value-type="float">
            <text:p>3694253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3901623" calcext:value-type="float">
            <text:p>3839016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584700" calcext:value-type="float">
            <text:p>3985847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4964915" calcext:value-type="float">
            <text:p>4149649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2834454" calcext:value-type="float">
            <text:p>4328344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6373452" calcext:value-type="float">
            <text:p>446373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8:59:15.313627142</dc:date>
    <meta:editing-duration>PT2M2S</meta:editing-duration>
    <meta:editing-cycles>1</meta:editing-cycles>
    <meta:document-statistic meta:table-count="1" meta:cell-count="64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legend chart:legend-position="end" svg:x="12.371cm" svg:y="4.203cm" style:legend-expansion="high" chart:style-name="ch2"/>
        <chart:plot-area chart:style-name="ch3" table:cell-range-address="etalonnage_mesure.B1:etalonnage_mesure.B32" chart:data-source-has-labels="row" svg:x="0.319cm" svg:y="0.18cm" svg:width="11.733cm" svg:height="8.645cm">
          <chart:coordinate-region svg:x="2.237cm" svg:y="0.38cm" svg:width="9.675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talonnage_mesure.B2:etalonnage_mesure.B32" chart:label-cell-address="etalonnage_mesure.B1:etalonnage_mesure.B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TSC-cycles</text:p>
                <draw:g>
                  <svg:desc>etalonnage_mesure.B1:etalonnage_mesur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1577">
                <text:p>14001577</text:p>
                <draw:g>
                  <svg:desc>etalonnage_mesure.B2:etalonnage_mesure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484184">
                <text:p>29484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186706">
                <text:p>42186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563848">
                <text:p>54563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894220">
                <text:p>67894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537262">
                <text:p>84537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787152">
                <text:p>96787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206409">
                <text:p>110206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219985">
                <text:p>123219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269034">
                <text:p>141269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751185">
                <text:p>153751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445326">
                <text:p>166445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787726">
                <text:p>178787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515600">
                <text:p>196515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1089289">
                <text:p>211089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121345">
                <text:p>225121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710948">
                <text:p>238710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1804042">
                <text:p>251804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823917">
                <text:p>269823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921165">
                <text:p>283921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7570131">
                <text:p>297570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930373">
                <text:p>310930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5172766">
                <text:p>325172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0910341">
                <text:p>340910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5882867">
                <text:p>355882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425316">
                <text:p>369425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3901623">
                <text:p>383901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584700">
                <text:p>398584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4964915">
                <text:p>414964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834454">
                <text:p>432834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6373452">
                <text:p>446373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